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맑은 고딕" svg:font-family="'맑은 고딕', 'Noto Sans KR', 돋움, 돋움체, 굴림, 굴림체, 'Courier New'" style:font-family-generic="modern" style:font-pitch="fixed"/>
    <style:font-face style:name="맑은 고딕1" svg:font-family="'맑은 고딕'" style:font-family-generic="modern"/>
    <style:font-face style:name="맑은 고딕2" svg:font-family="'맑은 고딕'" style:font-family-generic="system" style:font-pitch="variable"/>
    <style:font-face style:name="맑은 고딕3" svg:font-family="'맑은 고딕'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5.117cm"/>
    </style:style>
    <style:style style:name="co7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2" style:family="table-cell" style:parent-style-name="Default" style:data-style-name="N0">
      <style:table-cell-properties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5" style:family="table-cell" style:parent-style-name="Default" style:data-style-name="N0">
      <style:table-cell-properties fo:background-color="#ffff00" fo:wrap-option="wrap" style:vertical-align="middle"/>
      <style:text-properties style:font-name="맑은 고딕1" fo:font-size="11pt" style:font-name-asian="맑은 고딕3" style:font-size-asian="11pt" style:font-name-complex="맑은 고딕3" style:font-size-complex="11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맑은 고딕" fo:font-size="10pt" style:font-name-asian="맑은 고딕" style:font-size-asian="10pt" style:font-name-complex="맑은 고딕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(세션으로 확인)</text:p>
          </table:table-cell>
          <table:table-cell table:style-name="ce5" office:value-type="string" calcext:value-type="string">
            <text:p>파라미터</text:p>
          </table:table-cell>
          <table:table-cell table:style-name="ce1" office:value-type="string" calcext:value-type="string">
            <text:p>반환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, nickname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메인화면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ain/best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갤러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ain/galleries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갤러리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갤러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갤이름, 영어줄임말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갤러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갤러리 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l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disl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맑은 고딕" svg:font-family="'맑은 고딕', 'Noto Sans KR', 돋움, 돋움체, 굴림, 굴림체, 'Courier New'" style:font-family-generic="modern" style:font-pitch="fixed"/>
    <style:font-face style:name="맑은 고딕1" svg:font-family="'맑은 고딕'" style:font-family-generic="modern"/>
    <style:font-face style:name="맑은 고딕2" svg:font-family="'맑은 고딕'" style:font-family-generic="system" style:font-pitch="variable"/>
    <style:font-face style:name="맑은 고딕3" svg:font-family="'맑은 고딕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2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creation-date>2025-05-08T18:37:18Z</meta:creation-date>
    <dc:date>2025-05-10T03:34:02.730651500</dc:date>
    <meta:editing-cycles>36</meta:editing-cycles>
    <meta:editing-duration>PT4H51M42S</meta:editing-duration>
    <meta:document-statistic meta:table-count="1" meta:cell-count="114" meta:object-count="0"/>
  </office:meta>
</office:document-meta>
</file>